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37d74168cec9c3665edea4d13e39613" style:family="table-column">
      <style:table-column-properties fo:break-before="auto" style:use-optimal-column-width="false" style:column-width="6cm"/>
    </style:style>
    <style:style style:name="odsStyleTableColumn-bab24f2748350dcf6519dfb7ba4bbc50" style:family="table-column">
      <style:table-column-properties fo:break-before="auto" style:use-optimal-column-width="false" style:column-width="5cm"/>
    </style:style>
    <style:style style:name="odsStyleTableColumn-1e5f55bd43311e958fa4a1fed60cd176" style:family="table-column">
      <style:table-column-properties fo:break-before="auto" style:use-optimal-column-width="false" style:column-width="3cm"/>
    </style:style>
    <style:style style:name="odsStyleTableCell-4fe438ff74c409680f3fa107d6c43ba9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a482f62f9a8daabc8ed35398a6053ea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a2d88c412b4ee51d75147a4e788ad14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4537a45f0e79c73781868a132c354e5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8b7b32df15f6997dc58447ddc58efabf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8c66020b58aedbc0e0f31090b0f4b4d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37d74168cec9c3665edea4d13e39613" table:default-cell-style-name="Default"/>
        <table:table-column table:style-name="odsStyleTableColumn-bab24f2748350dcf6519dfb7ba4bbc50" table:default-cell-style-name="Default"/>
        <table:table-column table:style-name="odsStyleTableColumn-1e5f55bd43311e958fa4a1fed60cd176" table:default-cell-style-name="Default"/>
        <table:table-column table:style-name="odsStyleTableColumn-1e5f55bd43311e958fa4a1fed60cd176" table:default-cell-style-name="Default"/>
        <table:table-column table:style-name="odsStyleTableColumn-1e5f55bd43311e958fa4a1fed60cd176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fe438ff74c409680f3fa107d6c43ba9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a482f62f9a8daabc8ed35398a6053ea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a482f62f9a8daabc8ed35398a6053ea" table:number-columns-spanned="5" table:number-rows-spanned="1" office:value-type="string">
            <text:p>TABLA No. 69-24</text:p>
          </table:table-cell>
          <table:covered-table-cell table:number-columns-repeated="4"/>
        </table:table-row>
        <table:table-row table:style-name="ro1">
          <table:table-cell table:style-name="odsStyleTableCell-6a482f62f9a8daabc8ed35398a6053ea" table:number-columns-spanned="5" table:number-rows-spanned="1" office:value-type="string">
            <text:p>TABLA DE COTIZACIONES DEL 11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a482f62f9a8daabc8ed35398a6053ea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a2d88c412b4ee51d75147a4e788ad14a" office:value-type="string">
            <text:p>PAIS</text:p>
          </table:table-cell>
          <table:table-cell table:style-name="odsStyleTableCell-a2d88c412b4ee51d75147a4e788ad14a" office:value-type="string">
            <text:p>UNIDAD MONETARIA</text:p>
          </table:table-cell>
          <table:table-cell table:style-name="odsStyleTableCell-a2d88c412b4ee51d75147a4e788ad14a" office:value-type="string">
            <text:p>MONEDA</text:p>
          </table:table-cell>
          <table:table-cell table:style-name="odsStyleTableCell-a2d88c412b4ee51d75147a4e788ad14a" office:value-type="string">
            <text:p>TIPO DE CAMBIO EN Bs POR UNIDAD DE MONEDA EXTRANJERA</text:p>
          </table:table-cell>
          <table:table-cell table:style-name="odsStyleTableCell-a2d88c412b4ee51d75147a4e788ad14a" office:value-type="string">
            <text:p>TIPO DE CAMBIO EN M.E.</text:p>
          </table:table-cell>
        </table:table-row>
        <table:table-row table:style-name="ro1">
          <table:table-cell table:style-name="odsStyleTableCell-4537a45f0e79c73781868a132c354e50" office:value-type="string">
            <text:p>ESTADOS UNIDOS</text:p>
          </table:table-cell>
          <table:table-cell table:style-name="odsStyleTableCell-4537a45f0e79c73781868a132c354e50" office:value-type="string">
            <text:p>DOLAR VENTA</text:p>
          </table:table-cell>
          <table:table-cell table:style-name="odsStyleTableCell-4537a45f0e79c73781868a132c354e50" office:value-type="string">
            <text:p>USD.VENTA</text:p>
          </table:table-cell>
          <table:table-cell table:style-name="odsStyleTableCell-8b7b32df15f6997dc58447ddc58efabf" office:value-type="string">
            <text:p>6.96000</text:p>
          </table:table-cell>
          <table:table-cell table:style-name="odsStyleTableCell-8b7b32df15f6997dc58447ddc58efabf" office:value-type="string">
            <text:p/>
          </table:table-cell>
        </table:table-row>
        <table:table-row table:style-name="ro1">
          <table:table-cell table:style-name="odsStyleTableCell-4537a45f0e79c73781868a132c354e50" office:value-type="string">
            <text:p>ESTADOS UNIDOS</text:p>
          </table:table-cell>
          <table:table-cell table:style-name="odsStyleTableCell-4537a45f0e79c73781868a132c354e50" office:value-type="string">
            <text:p>DOLAR COMPRA</text:p>
          </table:table-cell>
          <table:table-cell table:style-name="odsStyleTableCell-4537a45f0e79c73781868a132c354e50" office:value-type="string">
            <text:p>USD.COMPRA</text:p>
          </table:table-cell>
          <table:table-cell table:style-name="odsStyleTableCell-8b7b32df15f6997dc58447ddc58efabf" office:value-type="string">
            <text:p>6.86000</text:p>
          </table:table-cell>
          <table:table-cell table:style-name="odsStyleTableCell-8b7b32df15f6997dc58447ddc58efabf" office:value-type="string">
            <text:p/>
          </table:table-cell>
        </table:table-row>
        <table:table-row table:style-name="ro1">
          <table:table-cell table:style-name="odsStyleTableCell-4537a45f0e79c73781868a132c354e50" office:value-type="string">
            <text:p>UNION EUROPEA</text:p>
          </table:table-cell>
          <table:table-cell table:style-name="odsStyleTableCell-4537a45f0e79c73781868a132c354e50" office:value-type="string">
            <text:p>EURO</text:p>
          </table:table-cell>
          <table:table-cell table:style-name="odsStyleTableCell-4537a45f0e79c73781868a132c354e50" office:value-type="string">
            <text:p>EUR</text:p>
          </table:table-cell>
          <table:table-cell table:style-name="odsStyleTableCell-8b7b32df15f6997dc58447ddc58efabf" office:value-type="string">
            <text:p>7.37040</text:p>
          </table:table-cell>
          <table:table-cell table:style-name="odsStyleTableCell-8b7b32df15f6997dc58447ddc58efabf" office:value-type="string">
            <text:p>0.93075</text:p>
          </table:table-cell>
        </table:table-row>
        <table:table-row table:style-name="ro1">
          <table:table-cell table:style-name="odsStyleTableCell-4537a45f0e79c73781868a132c354e50" office:value-type="string">
            <text:p>JAPON</text:p>
          </table:table-cell>
          <table:table-cell table:style-name="odsStyleTableCell-4537a45f0e79c73781868a132c354e50" office:value-type="string">
            <text:p>YEN</text:p>
          </table:table-cell>
          <table:table-cell table:style-name="odsStyleTableCell-4537a45f0e79c73781868a132c354e50" office:value-type="string">
            <text:p>JPY</text:p>
          </table:table-cell>
          <table:table-cell table:style-name="odsStyleTableCell-8b7b32df15f6997dc58447ddc58efabf" office:value-type="string">
            <text:p>0.04485</text:p>
          </table:table-cell>
          <table:table-cell table:style-name="odsStyleTableCell-8b7b32df15f6997dc58447ddc58efabf" office:value-type="string">
            <text:p>152.94000</text:p>
          </table:table-cell>
        </table:table-row>
        <table:table-row table:style-name="ro1">
          <table:table-cell table:style-name="odsStyleTableCell-4537a45f0e79c73781868a132c354e50" office:value-type="string">
            <text:p>ARABIA SAUDITA</text:p>
          </table:table-cell>
          <table:table-cell table:style-name="odsStyleTableCell-4537a45f0e79c73781868a132c354e50" office:value-type="string">
            <text:p>RIYAL SAUDÍ</text:p>
          </table:table-cell>
          <table:table-cell table:style-name="odsStyleTableCell-4537a45f0e79c73781868a132c354e50" office:value-type="string">
            <text:p>SAR</text:p>
          </table:table-cell>
          <table:table-cell table:style-name="odsStyleTableCell-8b7b32df15f6997dc58447ddc58efabf" office:value-type="string">
            <text:p>1.82875</text:p>
          </table:table-cell>
          <table:table-cell table:style-name="odsStyleTableCell-8b7b32df15f6997dc58447ddc58efabf" office:value-type="string">
            <text:p>3.75120</text:p>
          </table:table-cell>
        </table:table-row>
        <table:table-row table:style-name="ro1">
          <table:table-cell table:style-name="odsStyleTableCell-4537a45f0e79c73781868a132c354e50" office:value-type="string">
            <text:p>ARGELIA</text:p>
          </table:table-cell>
          <table:table-cell table:style-name="odsStyleTableCell-4537a45f0e79c73781868a132c354e50" office:value-type="string">
            <text:p>DINAR ARGELINO</text:p>
          </table:table-cell>
          <table:table-cell table:style-name="odsStyleTableCell-4537a45f0e79c73781868a132c354e50" office:value-type="string">
            <text:p>DZD</text:p>
          </table:table-cell>
          <table:table-cell table:style-name="odsStyleTableCell-8b7b32df15f6997dc58447ddc58efabf" office:value-type="string">
            <text:p>0.05095</text:p>
          </table:table-cell>
          <table:table-cell table:style-name="odsStyleTableCell-8b7b32df15f6997dc58447ddc58efabf" office:value-type="string">
            <text:p>134.63560</text:p>
          </table:table-cell>
        </table:table-row>
        <table:table-row table:style-name="ro1">
          <table:table-cell table:style-name="odsStyleTableCell-4537a45f0e79c73781868a132c354e50" office:value-type="string">
            <text:p>ARGENTINA</text:p>
          </table:table-cell>
          <table:table-cell table:style-name="odsStyleTableCell-4537a45f0e79c73781868a132c354e50" office:value-type="string">
            <text:p>PESO</text:p>
          </table:table-cell>
          <table:table-cell table:style-name="odsStyleTableCell-4537a45f0e79c73781868a132c354e50" office:value-type="string">
            <text:p>ARS</text:p>
          </table:table-cell>
          <table:table-cell table:style-name="odsStyleTableCell-8b7b32df15f6997dc58447ddc58efabf" office:value-type="string">
            <text:p>0.00793</text:p>
          </table:table-cell>
          <table:table-cell table:style-name="odsStyleTableCell-8b7b32df15f6997dc58447ddc58efabf" office:value-type="string">
            <text:p>865.29050</text:p>
          </table:table-cell>
        </table:table-row>
        <table:table-row table:style-name="ro1">
          <table:table-cell table:style-name="odsStyleTableCell-4537a45f0e79c73781868a132c354e50" office:value-type="string">
            <text:p>AUSTRALIA</text:p>
          </table:table-cell>
          <table:table-cell table:style-name="odsStyleTableCell-4537a45f0e79c73781868a132c354e50" office:value-type="string">
            <text:p>DÓLAR</text:p>
          </table:table-cell>
          <table:table-cell table:style-name="odsStyleTableCell-4537a45f0e79c73781868a132c354e50" office:value-type="string">
            <text:p>AUD</text:p>
          </table:table-cell>
          <table:table-cell table:style-name="odsStyleTableCell-8b7b32df15f6997dc58447ddc58efabf" office:value-type="string">
            <text:p>4.46655</text:p>
          </table:table-cell>
          <table:table-cell table:style-name="odsStyleTableCell-8b7b32df15f6997dc58447ddc58efabf" office:value-type="string">
            <text:p>1.53586</text:p>
          </table:table-cell>
        </table:table-row>
        <table:table-row table:style-name="ro1">
          <table:table-cell table:style-name="odsStyleTableCell-4537a45f0e79c73781868a132c354e50" office:value-type="string">
            <text:p>BRASIL</text:p>
          </table:table-cell>
          <table:table-cell table:style-name="odsStyleTableCell-4537a45f0e79c73781868a132c354e50" office:value-type="string">
            <text:p>REAL</text:p>
          </table:table-cell>
          <table:table-cell table:style-name="odsStyleTableCell-4537a45f0e79c73781868a132c354e50" office:value-type="string">
            <text:p>BRL</text:p>
          </table:table-cell>
          <table:table-cell table:style-name="odsStyleTableCell-8b7b32df15f6997dc58447ddc58efabf" office:value-type="string">
            <text:p>1.35138</text:p>
          </table:table-cell>
          <table:table-cell table:style-name="odsStyleTableCell-8b7b32df15f6997dc58447ddc58efabf" office:value-type="string">
            <text:p>5.07630</text:p>
          </table:table-cell>
        </table:table-row>
        <table:table-row table:style-name="ro1">
          <table:table-cell table:style-name="odsStyleTableCell-4537a45f0e79c73781868a132c354e50" office:value-type="string">
            <text:p>CANADA</text:p>
          </table:table-cell>
          <table:table-cell table:style-name="odsStyleTableCell-4537a45f0e79c73781868a132c354e50" office:value-type="string">
            <text:p>DÓLAR</text:p>
          </table:table-cell>
          <table:table-cell table:style-name="odsStyleTableCell-4537a45f0e79c73781868a132c354e50" office:value-type="string">
            <text:p>CAD</text:p>
          </table:table-cell>
          <table:table-cell table:style-name="odsStyleTableCell-8b7b32df15f6997dc58447ddc58efabf" office:value-type="string">
            <text:p>5.01462</text:p>
          </table:table-cell>
          <table:table-cell table:style-name="odsStyleTableCell-8b7b32df15f6997dc58447ddc58efabf" office:value-type="string">
            <text:p>1.36800</text:p>
          </table:table-cell>
        </table:table-row>
        <table:table-row table:style-name="ro1">
          <table:table-cell table:style-name="odsStyleTableCell-4537a45f0e79c73781868a132c354e50" office:value-type="string">
            <text:p>CHILE</text:p>
          </table:table-cell>
          <table:table-cell table:style-name="odsStyleTableCell-4537a45f0e79c73781868a132c354e50" office:value-type="string">
            <text:p>PESO</text:p>
          </table:table-cell>
          <table:table-cell table:style-name="odsStyleTableCell-4537a45f0e79c73781868a132c354e50" office:value-type="string">
            <text:p>CLP</text:p>
          </table:table-cell>
          <table:table-cell table:style-name="odsStyleTableCell-8b7b32df15f6997dc58447ddc58efabf" office:value-type="string">
            <text:p>0.00720</text:p>
          </table:table-cell>
          <table:table-cell table:style-name="odsStyleTableCell-8b7b32df15f6997dc58447ddc58efabf" office:value-type="string">
            <text:p>952.67000</text:p>
          </table:table-cell>
        </table:table-row>
        <table:table-row table:style-name="ro1">
          <table:table-cell table:style-name="odsStyleTableCell-4537a45f0e79c73781868a132c354e50" office:value-type="string">
            <text:p>COLOMBIA</text:p>
          </table:table-cell>
          <table:table-cell table:style-name="odsStyleTableCell-4537a45f0e79c73781868a132c354e50" office:value-type="string">
            <text:p>PESO</text:p>
          </table:table-cell>
          <table:table-cell table:style-name="odsStyleTableCell-4537a45f0e79c73781868a132c354e50" office:value-type="string">
            <text:p>COP</text:p>
          </table:table-cell>
          <table:table-cell table:style-name="odsStyleTableCell-8b7b32df15f6997dc58447ddc58efabf" office:value-type="string">
            <text:p>0.00180</text:p>
          </table:table-cell>
          <table:table-cell table:style-name="odsStyleTableCell-8b7b32df15f6997dc58447ddc58efabf" office:value-type="string">
            <text:p>3,810.22000</text:p>
          </table:table-cell>
        </table:table-row>
        <table:table-row table:style-name="ro1">
          <table:table-cell table:style-name="odsStyleTableCell-4537a45f0e79c73781868a132c354e50" office:value-type="string">
            <text:p>COREA DEL SUR</text:p>
          </table:table-cell>
          <table:table-cell table:style-name="odsStyleTableCell-4537a45f0e79c73781868a132c354e50" office:value-type="string">
            <text:p>WON</text:p>
          </table:table-cell>
          <table:table-cell table:style-name="odsStyleTableCell-4537a45f0e79c73781868a132c354e50" office:value-type="string">
            <text:p>KRW</text:p>
          </table:table-cell>
          <table:table-cell table:style-name="odsStyleTableCell-8b7b32df15f6997dc58447ddc58efabf" office:value-type="string">
            <text:p>0.00508</text:p>
          </table:table-cell>
          <table:table-cell table:style-name="odsStyleTableCell-8b7b32df15f6997dc58447ddc58efabf" office:value-type="string">
            <text:p>1,349.27000</text:p>
          </table:table-cell>
        </table:table-row>
        <table:table-row table:style-name="ro1">
          <table:table-cell table:style-name="odsStyleTableCell-4537a45f0e79c73781868a132c354e50" office:value-type="string">
            <text:p>COSTA RICA</text:p>
          </table:table-cell>
          <table:table-cell table:style-name="odsStyleTableCell-4537a45f0e79c73781868a132c354e50" office:value-type="string">
            <text:p>COLON COSTARRICENSE</text:p>
          </table:table-cell>
          <table:table-cell table:style-name="odsStyleTableCell-4537a45f0e79c73781868a132c354e50" office:value-type="string">
            <text:p>CRC</text:p>
          </table:table-cell>
          <table:table-cell table:style-name="odsStyleTableCell-8b7b32df15f6997dc58447ddc58efabf" office:value-type="string">
            <text:p>0.01365</text:p>
          </table:table-cell>
          <table:table-cell table:style-name="odsStyleTableCell-8b7b32df15f6997dc58447ddc58efabf" office:value-type="string">
            <text:p>502.53000</text:p>
          </table:table-cell>
        </table:table-row>
        <table:table-row table:style-name="ro1">
          <table:table-cell table:style-name="odsStyleTableCell-4537a45f0e79c73781868a132c354e50" office:value-type="string">
            <text:p>REPUBLICA CHECA</text:p>
          </table:table-cell>
          <table:table-cell table:style-name="odsStyleTableCell-4537a45f0e79c73781868a132c354e50" office:value-type="string">
            <text:p>CORONA CHECA</text:p>
          </table:table-cell>
          <table:table-cell table:style-name="odsStyleTableCell-4537a45f0e79c73781868a132c354e50" office:value-type="string">
            <text:p>CZK</text:p>
          </table:table-cell>
          <table:table-cell table:style-name="odsStyleTableCell-8b7b32df15f6997dc58447ddc58efabf" office:value-type="string">
            <text:p>0.28971</text:p>
          </table:table-cell>
          <table:table-cell table:style-name="odsStyleTableCell-8b7b32df15f6997dc58447ddc58efabf" office:value-type="string">
            <text:p>23.67920</text:p>
          </table:table-cell>
        </table:table-row>
        <table:table-row table:style-name="ro1">
          <table:table-cell table:style-name="odsStyleTableCell-4537a45f0e79c73781868a132c354e50" office:value-type="string">
            <text:p>DINAMARCA</text:p>
          </table:table-cell>
          <table:table-cell table:style-name="odsStyleTableCell-4537a45f0e79c73781868a132c354e50" office:value-type="string">
            <text:p>CORONA</text:p>
          </table:table-cell>
          <table:table-cell table:style-name="odsStyleTableCell-4537a45f0e79c73781868a132c354e50" office:value-type="string">
            <text:p>DKK</text:p>
          </table:table-cell>
          <table:table-cell table:style-name="odsStyleTableCell-8b7b32df15f6997dc58447ddc58efabf" office:value-type="string">
            <text:p>0.98797</text:p>
          </table:table-cell>
          <table:table-cell table:style-name="odsStyleTableCell-8b7b32df15f6997dc58447ddc58efabf" office:value-type="string">
            <text:p>6.94350</text:p>
          </table:table-cell>
        </table:table-row>
        <table:table-row table:style-name="ro1">
          <table:table-cell table:style-name="odsStyleTableCell-4537a45f0e79c73781868a132c354e50" office:value-type="string">
            <text:p>ECUADOR</text:p>
          </table:table-cell>
          <table:table-cell table:style-name="odsStyleTableCell-4537a45f0e79c73781868a132c354e50" office:value-type="string">
            <text:p>DÓLAR</text:p>
          </table:table-cell>
          <table:table-cell table:style-name="odsStyleTableCell-4537a45f0e79c73781868a132c354e50" office:value-type="string">
            <text:p>USD</text:p>
          </table:table-cell>
          <table:table-cell table:style-name="odsStyleTableCell-8b7b32df15f6997dc58447ddc58efabf" office:value-type="string">
            <text:p>6.86000</text:p>
          </table:table-cell>
          <table:table-cell table:style-name="odsStyleTableCell-8b7b32df15f6997dc58447ddc58efabf" office:value-type="string">
            <text:p>1.00000</text:p>
          </table:table-cell>
        </table:table-row>
        <table:table-row table:style-name="ro1">
          <table:table-cell table:style-name="odsStyleTableCell-4537a45f0e79c73781868a132c354e50" office:value-type="string">
            <text:p>EMIRATOS ARABES</text:p>
          </table:table-cell>
          <table:table-cell table:style-name="odsStyleTableCell-4537a45f0e79c73781868a132c354e50" office:value-type="string">
            <text:p>DIRHAM</text:p>
          </table:table-cell>
          <table:table-cell table:style-name="odsStyleTableCell-4537a45f0e79c73781868a132c354e50" office:value-type="string">
            <text:p>AED</text:p>
          </table:table-cell>
          <table:table-cell table:style-name="odsStyleTableCell-8b7b32df15f6997dc58447ddc58efabf" office:value-type="string">
            <text:p>1.86804</text:p>
          </table:table-cell>
          <table:table-cell table:style-name="odsStyleTableCell-8b7b32df15f6997dc58447ddc58efabf" office:value-type="string">
            <text:p>3.67230</text:p>
          </table:table-cell>
        </table:table-row>
        <table:table-row table:style-name="ro1">
          <table:table-cell table:style-name="odsStyleTableCell-4537a45f0e79c73781868a132c354e50" office:value-type="string">
            <text:p>FILIPINAS</text:p>
          </table:table-cell>
          <table:table-cell table:style-name="odsStyleTableCell-4537a45f0e79c73781868a132c354e50" office:value-type="string">
            <text:p>PESO FILIPINO</text:p>
          </table:table-cell>
          <table:table-cell table:style-name="odsStyleTableCell-4537a45f0e79c73781868a132c354e50" office:value-type="string">
            <text:p>PHP</text:p>
          </table:table-cell>
          <table:table-cell table:style-name="odsStyleTableCell-8b7b32df15f6997dc58447ddc58efabf" office:value-type="string">
            <text:p>0.12143</text:p>
          </table:table-cell>
          <table:table-cell table:style-name="odsStyleTableCell-8b7b32df15f6997dc58447ddc58efabf" office:value-type="string">
            <text:p>56.49200</text:p>
          </table:table-cell>
        </table:table-row>
        <table:table-row table:style-name="ro1">
          <table:table-cell table:style-name="odsStyleTableCell-4537a45f0e79c73781868a132c354e50" office:value-type="string">
            <text:p>HAITÍ</text:p>
          </table:table-cell>
          <table:table-cell table:style-name="odsStyleTableCell-4537a45f0e79c73781868a132c354e50" office:value-type="string">
            <text:p>GOURDE</text:p>
          </table:table-cell>
          <table:table-cell table:style-name="odsStyleTableCell-4537a45f0e79c73781868a132c354e50" office:value-type="string">
            <text:p>HTG</text:p>
          </table:table-cell>
          <table:table-cell table:style-name="odsStyleTableCell-8b7b32df15f6997dc58447ddc58efabf" office:value-type="string">
            <text:p>0.05179</text:p>
          </table:table-cell>
          <table:table-cell table:style-name="odsStyleTableCell-8b7b32df15f6997dc58447ddc58efabf" office:value-type="string">
            <text:p>132.44740</text:p>
          </table:table-cell>
        </table:table-row>
        <table:table-row table:style-name="ro1">
          <table:table-cell table:style-name="odsStyleTableCell-4537a45f0e79c73781868a132c354e50" office:value-type="string">
            <text:p>HONG KONG</text:p>
          </table:table-cell>
          <table:table-cell table:style-name="odsStyleTableCell-4537a45f0e79c73781868a132c354e50" office:value-type="string">
            <text:p>DÓLAR</text:p>
          </table:table-cell>
          <table:table-cell table:style-name="odsStyleTableCell-4537a45f0e79c73781868a132c354e50" office:value-type="string">
            <text:p>HKD</text:p>
          </table:table-cell>
          <table:table-cell table:style-name="odsStyleTableCell-8b7b32df15f6997dc58447ddc58efabf" office:value-type="string">
            <text:p>0.87552</text:p>
          </table:table-cell>
          <table:table-cell table:style-name="odsStyleTableCell-8b7b32df15f6997dc58447ddc58efabf" office:value-type="string">
            <text:p>7.83530</text:p>
          </table:table-cell>
        </table:table-row>
        <table:table-row table:style-name="ro1">
          <table:table-cell table:style-name="odsStyleTableCell-4537a45f0e79c73781868a132c354e50" office:value-type="string">
            <text:p>INDIA</text:p>
          </table:table-cell>
          <table:table-cell table:style-name="odsStyleTableCell-4537a45f0e79c73781868a132c354e50" office:value-type="string">
            <text:p>RUPIA</text:p>
          </table:table-cell>
          <table:table-cell table:style-name="odsStyleTableCell-4537a45f0e79c73781868a132c354e50" office:value-type="string">
            <text:p>INR</text:p>
          </table:table-cell>
          <table:table-cell table:style-name="odsStyleTableCell-8b7b32df15f6997dc58447ddc58efabf" office:value-type="string">
            <text:p>0.08246</text:p>
          </table:table-cell>
          <table:table-cell table:style-name="odsStyleTableCell-8b7b32df15f6997dc58447ddc58efabf" office:value-type="string">
            <text:p>83.19380</text:p>
          </table:table-cell>
        </table:table-row>
        <table:table-row table:style-name="ro1">
          <table:table-cell table:style-name="odsStyleTableCell-4537a45f0e79c73781868a132c354e50" office:value-type="string">
            <text:p>INDONESIA</text:p>
          </table:table-cell>
          <table:table-cell table:style-name="odsStyleTableCell-4537a45f0e79c73781868a132c354e50" office:value-type="string">
            <text:p>RUPIA INDONESIA</text:p>
          </table:table-cell>
          <table:table-cell table:style-name="odsStyleTableCell-4537a45f0e79c73781868a132c354e50" office:value-type="string">
            <text:p>IDR</text:p>
          </table:table-cell>
          <table:table-cell table:style-name="odsStyleTableCell-8b7b32df15f6997dc58447ddc58efabf" office:value-type="string">
            <text:p>0.00043</text:p>
          </table:table-cell>
          <table:table-cell table:style-name="odsStyleTableCell-8b7b32df15f6997dc58447ddc58efabf" office:value-type="string">
            <text:p>15,845.00000</text:p>
          </table:table-cell>
        </table:table-row>
        <table:table-row table:style-name="ro1">
          <table:table-cell table:style-name="odsStyleTableCell-4537a45f0e79c73781868a132c354e50" office:value-type="string">
            <text:p>ISRAEL</text:p>
          </table:table-cell>
          <table:table-cell table:style-name="odsStyleTableCell-4537a45f0e79c73781868a132c354e50" office:value-type="string">
            <text:p>NUEVO SÉQUEL</text:p>
          </table:table-cell>
          <table:table-cell table:style-name="odsStyleTableCell-4537a45f0e79c73781868a132c354e50" office:value-type="string">
            <text:p>ILS</text:p>
          </table:table-cell>
          <table:table-cell table:style-name="odsStyleTableCell-8b7b32df15f6997dc58447ddc58efabf" office:value-type="string">
            <text:p>1.82510</text:p>
          </table:table-cell>
          <table:table-cell table:style-name="odsStyleTableCell-8b7b32df15f6997dc58447ddc58efabf" office:value-type="string">
            <text:p>3.75870</text:p>
          </table:table-cell>
        </table:table-row>
        <table:table-row table:style-name="ro1">
          <table:table-cell table:style-name="odsStyleTableCell-4537a45f0e79c73781868a132c354e50" office:value-type="string">
            <text:p>MALASIA</text:p>
          </table:table-cell>
          <table:table-cell table:style-name="odsStyleTableCell-4537a45f0e79c73781868a132c354e50" office:value-type="string">
            <text:p>RINGGIT MALAYO</text:p>
          </table:table-cell>
          <table:table-cell table:style-name="odsStyleTableCell-4537a45f0e79c73781868a132c354e50" office:value-type="string">
            <text:p>MYR</text:p>
          </table:table-cell>
          <table:table-cell table:style-name="odsStyleTableCell-8b7b32df15f6997dc58447ddc58efabf" office:value-type="string">
            <text:p>1.44488</text:p>
          </table:table-cell>
          <table:table-cell table:style-name="odsStyleTableCell-8b7b32df15f6997dc58447ddc58efabf" office:value-type="string">
            <text:p>4.74780</text:p>
          </table:table-cell>
        </table:table-row>
        <table:table-row table:style-name="ro1">
          <table:table-cell table:style-name="odsStyleTableCell-4537a45f0e79c73781868a132c354e50" office:value-type="string">
            <text:p>MEXICO</text:p>
          </table:table-cell>
          <table:table-cell table:style-name="odsStyleTableCell-4537a45f0e79c73781868a132c354e50" office:value-type="string">
            <text:p>PESO</text:p>
          </table:table-cell>
          <table:table-cell table:style-name="odsStyleTableCell-4537a45f0e79c73781868a132c354e50" office:value-type="string">
            <text:p>MXN</text:p>
          </table:table-cell>
          <table:table-cell table:style-name="odsStyleTableCell-8b7b32df15f6997dc58447ddc58efabf" office:value-type="string">
            <text:p>0.41758</text:p>
          </table:table-cell>
          <table:table-cell table:style-name="odsStyleTableCell-8b7b32df15f6997dc58447ddc58efabf" office:value-type="string">
            <text:p>16.42790</text:p>
          </table:table-cell>
        </table:table-row>
        <table:table-row table:style-name="ro1">
          <table:table-cell table:style-name="odsStyleTableCell-4537a45f0e79c73781868a132c354e50" office:value-type="string">
            <text:p>NORUEGA</text:p>
          </table:table-cell>
          <table:table-cell table:style-name="odsStyleTableCell-4537a45f0e79c73781868a132c354e50" office:value-type="string">
            <text:p>CORONA</text:p>
          </table:table-cell>
          <table:table-cell table:style-name="odsStyleTableCell-4537a45f0e79c73781868a132c354e50" office:value-type="string">
            <text:p>NOK</text:p>
          </table:table-cell>
          <table:table-cell table:style-name="odsStyleTableCell-8b7b32df15f6997dc58447ddc58efabf" office:value-type="string">
            <text:p>0.63321</text:p>
          </table:table-cell>
          <table:table-cell table:style-name="odsStyleTableCell-8b7b32df15f6997dc58447ddc58efabf" office:value-type="string">
            <text:p>10.83370</text:p>
          </table:table-cell>
        </table:table-row>
        <table:table-row table:style-name="ro1">
          <table:table-cell table:style-name="odsStyleTableCell-4537a45f0e79c73781868a132c354e50" office:value-type="string">
            <text:p>PANAMÁ</text:p>
          </table:table-cell>
          <table:table-cell table:style-name="odsStyleTableCell-4537a45f0e79c73781868a132c354e50" office:value-type="string">
            <text:p>BALBOA</text:p>
          </table:table-cell>
          <table:table-cell table:style-name="odsStyleTableCell-4537a45f0e79c73781868a132c354e50" office:value-type="string">
            <text:p>PAB</text:p>
          </table:table-cell>
          <table:table-cell table:style-name="odsStyleTableCell-8b7b32df15f6997dc58447ddc58efabf" office:value-type="string">
            <text:p>6.86000</text:p>
          </table:table-cell>
          <table:table-cell table:style-name="odsStyleTableCell-8b7b32df15f6997dc58447ddc58efabf" office:value-type="string">
            <text:p>1.00000</text:p>
          </table:table-cell>
        </table:table-row>
        <table:table-row table:style-name="ro1">
          <table:table-cell table:style-name="odsStyleTableCell-4537a45f0e79c73781868a132c354e50" office:value-type="string">
            <text:p>PARAGUAY</text:p>
          </table:table-cell>
          <table:table-cell table:style-name="odsStyleTableCell-4537a45f0e79c73781868a132c354e50" office:value-type="string">
            <text:p>GUARANI</text:p>
          </table:table-cell>
          <table:table-cell table:style-name="odsStyleTableCell-4537a45f0e79c73781868a132c354e50" office:value-type="string">
            <text:p>PYG</text:p>
          </table:table-cell>
          <table:table-cell table:style-name="odsStyleTableCell-8b7b32df15f6997dc58447ddc58efabf" office:value-type="string">
            <text:p>0.00093</text:p>
          </table:table-cell>
          <table:table-cell table:style-name="odsStyleTableCell-8b7b32df15f6997dc58447ddc58efabf" office:value-type="string">
            <text:p>7,384.00000</text:p>
          </table:table-cell>
        </table:table-row>
        <table:table-row table:style-name="ro1">
          <table:table-cell table:style-name="odsStyleTableCell-4537a45f0e79c73781868a132c354e50" office:value-type="string">
            <text:p>PERU</text:p>
          </table:table-cell>
          <table:table-cell table:style-name="odsStyleTableCell-4537a45f0e79c73781868a132c354e50" office:value-type="string">
            <text:p>NUEVO SOL</text:p>
          </table:table-cell>
          <table:table-cell table:style-name="odsStyleTableCell-4537a45f0e79c73781868a132c354e50" office:value-type="string">
            <text:p>PEN</text:p>
          </table:table-cell>
          <table:table-cell table:style-name="odsStyleTableCell-8b7b32df15f6997dc58447ddc58efabf" office:value-type="string">
            <text:p>1.84617</text:p>
          </table:table-cell>
          <table:table-cell table:style-name="odsStyleTableCell-8b7b32df15f6997dc58447ddc58efabf" office:value-type="string">
            <text:p>3.71580</text:p>
          </table:table-cell>
        </table:table-row>
        <table:table-row table:style-name="ro1">
          <table:table-cell table:style-name="odsStyleTableCell-4537a45f0e79c73781868a132c354e50" office:value-type="string">
            <text:p>REINO UNIDO</text:p>
          </table:table-cell>
          <table:table-cell table:style-name="odsStyleTableCell-4537a45f0e79c73781868a132c354e50" office:value-type="string">
            <text:p>LIBRA</text:p>
          </table:table-cell>
          <table:table-cell table:style-name="odsStyleTableCell-4537a45f0e79c73781868a132c354e50" office:value-type="string">
            <text:p>GBP</text:p>
          </table:table-cell>
          <table:table-cell table:style-name="odsStyleTableCell-8b7b32df15f6997dc58447ddc58efabf" office:value-type="string">
            <text:p>8.60177</text:p>
          </table:table-cell>
          <table:table-cell table:style-name="odsStyleTableCell-8b7b32df15f6997dc58447ddc58efabf" office:value-type="string">
            <text:p>0.79751</text:p>
          </table:table-cell>
        </table:table-row>
        <table:table-row table:style-name="ro1">
          <table:table-cell table:style-name="odsStyleTableCell-4537a45f0e79c73781868a132c354e50" office:value-type="string">
            <text:p>REPÚBLICA DOMINICANA</text:p>
          </table:table-cell>
          <table:table-cell table:style-name="odsStyleTableCell-4537a45f0e79c73781868a132c354e50" office:value-type="string">
            <text:p>PESO DOMINICANO</text:p>
          </table:table-cell>
          <table:table-cell table:style-name="odsStyleTableCell-4537a45f0e79c73781868a132c354e50" office:value-type="string">
            <text:p>DOP</text:p>
          </table:table-cell>
          <table:table-cell table:style-name="odsStyleTableCell-8b7b32df15f6997dc58447ddc58efabf" office:value-type="string">
            <text:p>0.11577</text:p>
          </table:table-cell>
          <table:table-cell table:style-name="odsStyleTableCell-8b7b32df15f6997dc58447ddc58efabf" office:value-type="string">
            <text:p>59.25400</text:p>
          </table:table-cell>
        </table:table-row>
        <table:table-row table:style-name="ro1">
          <table:table-cell table:style-name="odsStyleTableCell-4537a45f0e79c73781868a132c354e50" office:value-type="string">
            <text:p>REP.POPULAR CHINA</text:p>
          </table:table-cell>
          <table:table-cell table:style-name="odsStyleTableCell-4537a45f0e79c73781868a132c354e50" office:value-type="string">
            <text:p>YUAN RENMINBI OFFSHORE</text:p>
          </table:table-cell>
          <table:table-cell table:style-name="odsStyleTableCell-4537a45f0e79c73781868a132c354e50" office:value-type="string">
            <text:p>CNH</text:p>
          </table:table-cell>
          <table:table-cell table:style-name="odsStyleTableCell-8b7b32df15f6997dc58447ddc58efabf" office:value-type="string">
            <text:p>0.94442</text:p>
          </table:table-cell>
          <table:table-cell table:style-name="odsStyleTableCell-8b7b32df15f6997dc58447ddc58efabf" office:value-type="string">
            <text:p>7.26370</text:p>
          </table:table-cell>
        </table:table-row>
        <table:table-row table:style-name="ro1">
          <table:table-cell table:style-name="odsStyleTableCell-4537a45f0e79c73781868a132c354e50" office:value-type="string">
            <text:p>RUSIA</text:p>
          </table:table-cell>
          <table:table-cell table:style-name="odsStyleTableCell-4537a45f0e79c73781868a132c354e50" office:value-type="string">
            <text:p>RUBLO RUSO</text:p>
          </table:table-cell>
          <table:table-cell table:style-name="odsStyleTableCell-4537a45f0e79c73781868a132c354e50" office:value-type="string">
            <text:p>RUB</text:p>
          </table:table-cell>
          <table:table-cell table:style-name="odsStyleTableCell-8b7b32df15f6997dc58447ddc58efabf" office:value-type="string">
            <text:p>0.07341</text:p>
          </table:table-cell>
          <table:table-cell table:style-name="odsStyleTableCell-8b7b32df15f6997dc58447ddc58efabf" office:value-type="string">
            <text:p>93.45400</text:p>
          </table:table-cell>
        </table:table-row>
        <table:table-row table:style-name="ro1">
          <table:table-cell table:style-name="odsStyleTableCell-4537a45f0e79c73781868a132c354e50" office:value-type="string">
            <text:p>SINGAPUR</text:p>
          </table:table-cell>
          <table:table-cell table:style-name="odsStyleTableCell-4537a45f0e79c73781868a132c354e50" office:value-type="string">
            <text:p>DÓLAR</text:p>
          </table:table-cell>
          <table:table-cell table:style-name="odsStyleTableCell-4537a45f0e79c73781868a132c354e50" office:value-type="string">
            <text:p>SGD</text:p>
          </table:table-cell>
          <table:table-cell table:style-name="odsStyleTableCell-8b7b32df15f6997dc58447ddc58efabf" office:value-type="string">
            <text:p>5.06684</text:p>
          </table:table-cell>
          <table:table-cell table:style-name="odsStyleTableCell-8b7b32df15f6997dc58447ddc58efabf" office:value-type="string">
            <text:p>1.35390</text:p>
          </table:table-cell>
        </table:table-row>
        <table:table-row table:style-name="ro1">
          <table:table-cell table:style-name="odsStyleTableCell-4537a45f0e79c73781868a132c354e50" office:value-type="string">
            <text:p>SUDÁFRICA</text:p>
          </table:table-cell>
          <table:table-cell table:style-name="odsStyleTableCell-4537a45f0e79c73781868a132c354e50" office:value-type="string">
            <text:p>RAND</text:p>
          </table:table-cell>
          <table:table-cell table:style-name="odsStyleTableCell-4537a45f0e79c73781868a132c354e50" office:value-type="string">
            <text:p>ZAR</text:p>
          </table:table-cell>
          <table:table-cell table:style-name="odsStyleTableCell-8b7b32df15f6997dc58447ddc58efabf" office:value-type="string">
            <text:p>0.36535</text:p>
          </table:table-cell>
          <table:table-cell table:style-name="odsStyleTableCell-8b7b32df15f6997dc58447ddc58efabf" office:value-type="string">
            <text:p>18.77640</text:p>
          </table:table-cell>
        </table:table-row>
        <table:table-row table:style-name="ro1">
          <table:table-cell table:style-name="odsStyleTableCell-4537a45f0e79c73781868a132c354e50" office:value-type="string">
            <text:p>SUECIA</text:p>
          </table:table-cell>
          <table:table-cell table:style-name="odsStyleTableCell-4537a45f0e79c73781868a132c354e50" office:value-type="string">
            <text:p>CORONA</text:p>
          </table:table-cell>
          <table:table-cell table:style-name="odsStyleTableCell-4537a45f0e79c73781868a132c354e50" office:value-type="string">
            <text:p>SEK</text:p>
          </table:table-cell>
          <table:table-cell table:style-name="odsStyleTableCell-8b7b32df15f6997dc58447ddc58efabf" office:value-type="string">
            <text:p>0.64000</text:p>
          </table:table-cell>
          <table:table-cell table:style-name="odsStyleTableCell-8b7b32df15f6997dc58447ddc58efabf" office:value-type="string">
            <text:p>10.71880</text:p>
          </table:table-cell>
        </table:table-row>
        <table:table-row table:style-name="ro1">
          <table:table-cell table:style-name="odsStyleTableCell-4537a45f0e79c73781868a132c354e50" office:value-type="string">
            <text:p>SUIZA</text:p>
          </table:table-cell>
          <table:table-cell table:style-name="odsStyleTableCell-4537a45f0e79c73781868a132c354e50" office:value-type="string">
            <text:p>FRANCO</text:p>
          </table:table-cell>
          <table:table-cell table:style-name="odsStyleTableCell-4537a45f0e79c73781868a132c354e50" office:value-type="string">
            <text:p>CHF</text:p>
          </table:table-cell>
          <table:table-cell table:style-name="odsStyleTableCell-8b7b32df15f6997dc58447ddc58efabf" office:value-type="string">
            <text:p>7.51451</text:p>
          </table:table-cell>
          <table:table-cell table:style-name="odsStyleTableCell-8b7b32df15f6997dc58447ddc58efabf" office:value-type="string">
            <text:p>0.91290</text:p>
          </table:table-cell>
        </table:table-row>
        <table:table-row table:style-name="ro1">
          <table:table-cell table:style-name="odsStyleTableCell-4537a45f0e79c73781868a132c354e50" office:value-type="string">
            <text:p>TAILANDIA</text:p>
          </table:table-cell>
          <table:table-cell table:style-name="odsStyleTableCell-4537a45f0e79c73781868a132c354e50" office:value-type="string">
            <text:p>THAI BAHT</text:p>
          </table:table-cell>
          <table:table-cell table:style-name="odsStyleTableCell-4537a45f0e79c73781868a132c354e50" office:value-type="string">
            <text:p>THB</text:p>
          </table:table-cell>
          <table:table-cell table:style-name="odsStyleTableCell-8b7b32df15f6997dc58447ddc58efabf" office:value-type="string">
            <text:p>0.18698</text:p>
          </table:table-cell>
          <table:table-cell table:style-name="odsStyleTableCell-8b7b32df15f6997dc58447ddc58efabf" office:value-type="string">
            <text:p>36.68900</text:p>
          </table:table-cell>
        </table:table-row>
        <table:table-row table:style-name="ro1">
          <table:table-cell table:style-name="odsStyleTableCell-4537a45f0e79c73781868a132c354e50" office:value-type="string">
            <text:p>TAIWAN</text:p>
          </table:table-cell>
          <table:table-cell table:style-name="odsStyleTableCell-4537a45f0e79c73781868a132c354e50" office:value-type="string">
            <text:p>DÓLAR</text:p>
          </table:table-cell>
          <table:table-cell table:style-name="odsStyleTableCell-4537a45f0e79c73781868a132c354e50" office:value-type="string">
            <text:p>TWD</text:p>
          </table:table-cell>
          <table:table-cell table:style-name="odsStyleTableCell-8b7b32df15f6997dc58447ddc58efabf" office:value-type="string">
            <text:p>0.21448</text:p>
          </table:table-cell>
          <table:table-cell table:style-name="odsStyleTableCell-8b7b32df15f6997dc58447ddc58efabf" office:value-type="string">
            <text:p>31.98400</text:p>
          </table:table-cell>
        </table:table-row>
        <table:table-row table:style-name="ro1">
          <table:table-cell table:style-name="odsStyleTableCell-4537a45f0e79c73781868a132c354e50" office:value-type="string">
            <text:p>TÚNEZ</text:p>
          </table:table-cell>
          <table:table-cell table:style-name="odsStyleTableCell-4537a45f0e79c73781868a132c354e50" office:value-type="string">
            <text:p>DINAR TUNECINO</text:p>
          </table:table-cell>
          <table:table-cell table:style-name="odsStyleTableCell-4537a45f0e79c73781868a132c354e50" office:value-type="string">
            <text:p>TND</text:p>
          </table:table-cell>
          <table:table-cell table:style-name="odsStyleTableCell-8b7b32df15f6997dc58447ddc58efabf" office:value-type="string">
            <text:p>2.20189</text:p>
          </table:table-cell>
          <table:table-cell table:style-name="odsStyleTableCell-8b7b32df15f6997dc58447ddc58efabf" office:value-type="string">
            <text:p>3.11550</text:p>
          </table:table-cell>
        </table:table-row>
        <table:table-row table:style-name="ro1">
          <table:table-cell table:style-name="odsStyleTableCell-4537a45f0e79c73781868a132c354e50" office:value-type="string">
            <text:p>TURQUÍA</text:p>
          </table:table-cell>
          <table:table-cell table:style-name="odsStyleTableCell-4537a45f0e79c73781868a132c354e50" office:value-type="string">
            <text:p>LIRA TURCA</text:p>
          </table:table-cell>
          <table:table-cell table:style-name="odsStyleTableCell-4537a45f0e79c73781868a132c354e50" office:value-type="string">
            <text:p>TRY</text:p>
          </table:table-cell>
          <table:table-cell table:style-name="odsStyleTableCell-8b7b32df15f6997dc58447ddc58efabf" office:value-type="string">
            <text:p>0.21242</text:p>
          </table:table-cell>
          <table:table-cell table:style-name="odsStyleTableCell-8b7b32df15f6997dc58447ddc58efabf" office:value-type="string">
            <text:p>32.29400</text:p>
          </table:table-cell>
        </table:table-row>
        <table:table-row table:style-name="ro1">
          <table:table-cell table:style-name="odsStyleTableCell-4537a45f0e79c73781868a132c354e50" office:value-type="string">
            <text:p>URUGUAY</text:p>
          </table:table-cell>
          <table:table-cell table:style-name="odsStyleTableCell-4537a45f0e79c73781868a132c354e50" office:value-type="string">
            <text:p>PESO</text:p>
          </table:table-cell>
          <table:table-cell table:style-name="odsStyleTableCell-4537a45f0e79c73781868a132c354e50" office:value-type="string">
            <text:p>UYU</text:p>
          </table:table-cell>
          <table:table-cell table:style-name="odsStyleTableCell-8b7b32df15f6997dc58447ddc58efabf" office:value-type="string">
            <text:p>0.17786</text:p>
          </table:table-cell>
          <table:table-cell table:style-name="odsStyleTableCell-8b7b32df15f6997dc58447ddc58efabf" office:value-type="string">
            <text:p>38.57000</text:p>
          </table:table-cell>
        </table:table-row>
        <table:table-row table:style-name="ro1">
          <table:table-cell table:style-name="odsStyleTableCell-4537a45f0e79c73781868a132c354e50" office:value-type="string">
            <text:p>VENEZUELA</text:p>
          </table:table-cell>
          <table:table-cell table:style-name="odsStyleTableCell-4537a45f0e79c73781868a132c354e50" office:value-type="string">
            <text:p>BOLIVAR DIGITAL</text:p>
          </table:table-cell>
          <table:table-cell table:style-name="odsStyleTableCell-4537a45f0e79c73781868a132c354e50" office:value-type="string">
            <text:p>VES</text:p>
          </table:table-cell>
          <table:table-cell table:style-name="odsStyleTableCell-8b7b32df15f6997dc58447ddc58efabf" office:value-type="string">
            <text:p>0.18943</text:p>
          </table:table-cell>
          <table:table-cell table:style-name="odsStyleTableCell-8b7b32df15f6997dc58447ddc58efabf" office:value-type="string">
            <text:p>36.21440</text:p>
          </table:table-cell>
        </table:table-row>
        <table:table-row table:style-name="ro1">
          <table:table-cell table:style-name="odsStyleTableCell-4537a45f0e79c73781868a132c354e50" office:value-type="string">
            <text:p>VIETNAM</text:p>
          </table:table-cell>
          <table:table-cell table:style-name="odsStyleTableCell-4537a45f0e79c73781868a132c354e50" office:value-type="string">
            <text:p>DONG</text:p>
          </table:table-cell>
          <table:table-cell table:style-name="odsStyleTableCell-4537a45f0e79c73781868a132c354e50" office:value-type="string">
            <text:p>VND</text:p>
          </table:table-cell>
          <table:table-cell table:style-name="odsStyleTableCell-8b7b32df15f6997dc58447ddc58efabf" office:value-type="string">
            <text:p>0.00027</text:p>
          </table:table-cell>
          <table:table-cell table:style-name="odsStyleTableCell-8b7b32df15f6997dc58447ddc58efabf" office:value-type="string">
            <text:p>24,947.80000</text:p>
          </table:table-cell>
        </table:table-row>
        <table:table-row table:style-name="ro1">
          <table:table-cell table:style-name="odsStyleTableCell-4537a45f0e79c73781868a132c354e50" office:value-type="string">
            <text:p/>
          </table:table-cell>
          <table:table-cell table:style-name="odsStyleTableCell-4537a45f0e79c73781868a132c354e50" office:value-type="string">
            <text:p>DERECHO ESPECIAL DE GIRO</text:p>
          </table:table-cell>
          <table:table-cell table:style-name="odsStyleTableCell-4537a45f0e79c73781868a132c354e50" office:value-type="string">
            <text:p>USD/D.E.G.</text:p>
          </table:table-cell>
          <table:table-cell table:style-name="odsStyleTableCell-8b7b32df15f6997dc58447ddc58efabf" office:value-type="string">
            <text:p/>
          </table:table-cell>
          <table:table-cell table:style-name="odsStyleTableCell-8b7b32df15f6997dc58447ddc58efabf" office:value-type="string">
            <text:p>1.32735</text:p>
          </table:table-cell>
        </table:table-row>
        <table:table-row table:style-name="ro1">
          <table:table-cell table:style-name="odsStyleTableCell-4537a45f0e79c73781868a132c354e50" office:value-type="string">
            <text:p/>
          </table:table-cell>
          <table:table-cell table:style-name="odsStyleTableCell-4537a45f0e79c73781868a132c354e50" office:value-type="string">
            <text:p>UNIDAD DE FOMENTO DE VIVIENDA</text:p>
          </table:table-cell>
          <table:table-cell table:style-name="odsStyleTableCell-4537a45f0e79c73781868a132c354e50" office:value-type="string">
            <text:p>Bs/UFV</text:p>
          </table:table-cell>
          <table:table-cell table:style-name="odsStyleTableCell-8b7b32df15f6997dc58447ddc58efabf" office:value-type="string">
            <text:p/>
          </table:table-cell>
          <table:table-cell table:style-name="odsStyleTableCell-8b7b32df15f6997dc58447ddc58efabf" office:value-type="string">
            <text:p>2.4891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a482f62f9a8daabc8ed35398a6053ea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a2d88c412b4ee51d75147a4e788ad14a" office:value-type="string">
            <text:p> </text:p>
          </table:table-cell>
          <table:table-cell table:style-name="odsStyleTableCell-a2d88c412b4ee51d75147a4e788ad14a" office:value-type="string">
            <text:p>UNIDAD MONETARIA</text:p>
          </table:table-cell>
          <table:table-cell table:style-name="odsStyleTableCell-a2d88c412b4ee51d75147a4e788ad14a" office:value-type="string">
            <text:p>MONEDA</text:p>
          </table:table-cell>
          <table:table-cell table:style-name="odsStyleTableCell-a2d88c412b4ee51d75147a4e788ad14a" office:value-type="string">
            <text:p>TIPO DE CAMBIO EN M.E.</text:p>
          </table:table-cell>
        </table:table-row>
        <table:table-row table:style-name="ro1">
          <table:table-cell table:style-name="odsStyleTableCell-4537a45f0e79c73781868a132c354e50" office:value-type="string">
            <text:p>ORO</text:p>
          </table:table-cell>
          <table:table-cell table:style-name="odsStyleTableCell-4537a45f0e79c73781868a132c354e50" office:value-type="string">
            <text:p>ONZA TROY ORO</text:p>
          </table:table-cell>
          <table:table-cell table:style-name="odsStyleTableCell-4537a45f0e79c73781868a132c354e50" office:value-type="string">
            <text:p>USD./O.T.F.</text:p>
          </table:table-cell>
          <table:table-cell table:style-name="odsStyleTableCell-8b7b32df15f6997dc58447ddc58efabf" office:value-type="string">
            <text:p>2,328.06000</text:p>
          </table:table-cell>
        </table:table-row>
        <table:table-row table:style-name="ro1">
          <table:table-cell table:style-name="odsStyleTableCell-4537a45f0e79c73781868a132c354e50" office:value-type="string">
            <text:p>PLATA</text:p>
          </table:table-cell>
          <table:table-cell table:style-name="odsStyleTableCell-4537a45f0e79c73781868a132c354e50" office:value-type="string">
            <text:p>ONZA TROY PLATA</text:p>
          </table:table-cell>
          <table:table-cell table:style-name="odsStyleTableCell-4537a45f0e79c73781868a132c354e50" office:value-type="string">
            <text:p>USD./O.T.F.</text:p>
          </table:table-cell>
          <table:table-cell table:style-name="odsStyleTableCell-8b7b32df15f6997dc58447ddc58efabf" office:value-type="string">
            <text:p>27.837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a482f62f9a8daabc8ed35398a6053ea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a2d88c412b4ee51d75147a4e788ad14a" office:value-type="string">
            <text:p> </text:p>
          </table:table-cell>
          <table:table-cell table:style-name="odsStyleTableCell-a2d88c412b4ee51d75147a4e788ad14a" office:value-type="string">
            <text:p>1 MES</text:p>
          </table:table-cell>
          <table:table-cell table:style-name="odsStyleTableCell-a2d88c412b4ee51d75147a4e788ad14a" office:value-type="string">
            <text:p>3 MESES</text:p>
          </table:table-cell>
          <table:table-cell table:style-name="odsStyleTableCell-a2d88c412b4ee51d75147a4e788ad14a" office:value-type="string">
            <text:p>6 MESES</text:p>
          </table:table-cell>
        </table:table-row>
        <table:table-row table:style-name="ro1">
          <table:table-cell table:style-name="odsStyleTableCell-38c66020b58aedbc0e0f31090b0f4b4d" office:value-type="string">
            <text:p>TASA LIBOR(USD)</text:p>
          </table:table-cell>
          <table:table-cell table:style-name="odsStyleTableCell-8b7b32df15f6997dc58447ddc58efabf" office:value-type="string">
            <text:p>5.43</text:p>
          </table:table-cell>
          <table:table-cell table:style-name="odsStyleTableCell-8b7b32df15f6997dc58447ddc58efabf" office:value-type="string">
            <text:p>5.56</text:p>
          </table:table-cell>
          <table:table-cell table:style-name="odsStyleTableCell-8b7b32df15f6997dc58447ddc58efabf" office:value-type="string">
            <text:p>5.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537a45f0e79c73781868a132c354e5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36</meta:creation-date>
    <meta:generator>ods générator</meta:generator>
    <dc:date>2024-10-18T20:18:36</dc:date>
    <meta:editing-duration>PT1S</meta:editing-duration>
    <meta:editing-cycles>1</meta:editing-cycles>
    <meta:document-statistic meta:table-count="1" meta:cell-count="4" meta:object-count="0"/>
  </office:meta>
</office:document-meta>
</file>